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8791in"/>
    </style:style>
    <style:style style:name="co28" style:family="table-column">
      <style:table-column-properties fo:break-before="auto" style:column-width="0.257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898in"/>
    </style:style>
    <style:style style:name="co35" style:family="table-column">
      <style:table-column-properties fo:break-before="auto" style:column-width="0.6in"/>
    </style:style>
    <style:style style:name="co36" style:family="table-column">
      <style:table-column-properties fo:break-before="auto" style:column-width="0.4602in"/>
    </style:style>
    <style:style style:name="co37" style:family="table-column">
      <style:table-column-properties fo:break-before="auto" style:column-width="0.6646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9327in"/>
    </style:style>
    <style:style style:name="co40" style:family="table-column">
      <style:table-column-properties fo:break-before="auto" style:column-width="0.5783in"/>
    </style:style>
    <style:style style:name="co41" style:family="table-column">
      <style:table-column-properties fo:break-before="auto" style:column-width="0.7075in"/>
    </style:style>
    <style:style style:name="co42" style:family="table-column">
      <style:table-column-properties fo:break-before="auto" style:column-width="0.267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0866in"/>
    </style:style>
    <style:style style:name="co50" style:family="table-column">
      <style:table-column-properties fo:break-before="auto" style:column-width="0.6346in"/>
    </style:style>
    <style:style style:name="co51" style:family="table-column">
      <style:table-column-properties fo:break-before="auto" style:column-width="2.0661in"/>
    </style:style>
    <style:style style:name="co52" style:family="table-column">
      <style:table-column-properties fo:break-before="auto" style:column-width="1.4417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1.9583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co58" style:family="table-column">
      <style:table-column-properties fo:break-before="auto" style:column-width="1.1945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1.528in"/>
    </style:style>
    <style:style style:name="co61" style:family="table-column">
      <style:table-column-properties fo:break-before="auto" style:column-width="1.0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6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0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2" style:family="table-cell" style:parent-style-name="Default" style:data-style-name="N2"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6633"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4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26">
      <style:table-cell-properties fo:background-color="#ff6633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51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6633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1"/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70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3333"/>
    </style:style>
    <style:style style:name="T4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26" table:default-cell-style-name="ce34"/>
        <table:table-column table:style-name="co27" table:number-columns-repeated="3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31" table:default-cell-style-name="ce34"/>
        <table:table-column table:style-name="co35" table:number-columns-repeated="2" table:default-cell-style-name="ce34"/>
        <table:table-column table:style-name="co30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39" table:default-cell-style-name="ce34"/>
        <table:table-column table:style-name="co40" table:default-cell-style-name="ce34"/>
        <table:table-column table:style-name="co3" table:default-cell-style-name="ce34"/>
        <table:table-column table:style-name="co2" table:default-cell-style-name="ce34"/>
        <table:table-column table:style-name="co41" table:default-cell-style-name="ce34"/>
        <table:table-column table:style-name="co42" table:default-cell-style-name="ce34"/>
        <table:table-column table:style-name="co43" table:default-cell-style-name="ce34"/>
        <table:table-column table:style-name="co44" table:number-columns-repeated="2" table:default-cell-style-name="ce34"/>
        <table:table-column table:style-name="co29" table:number-columns-repeated="2" table:default-cell-style-name="ce34"/>
        <table:table-column table:style-name="co26" table:number-columns-repeated="995" table:default-cell-style-name="ce34"/>
        <table:table-row table:style-name="ro3">
          <table:table-cell table:style-name="ce33" table:number-columns-repeated="5"/>
          <table:table-cell table:style-name="ce33" office:value-type="string" calcext:value-type="string">
            <text:p>Cone</text:p>
          </table:table-cell>
          <table:table-cell table:style-name="ce33" table:number-columns-repeated="2"/>
          <table:table-cell table:style-name="ce33" office:value-type="string" calcext:value-type="string">
            <text:p>Bar</text:p>
          </table:table-cell>
          <table:table-cell table:style-name="ce33" table:number-columns-repeated="3"/>
          <table:table-cell table:style-name="ce33" office:value-type="string" calcext:value-type="string">
            <text:p>Hoop</text:p>
          </table:table-cell>
          <table:table-cell table:style-name="ce33" table:number-columns-repeated="5"/>
          <table:table-cell table:style-name="ce33" office:value-type="string" calcext:value-type="string">
            <text:p>Bindings</text:p>
          </table:table-cell>
          <table:table-cell table:style-name="ce33" table:number-columns-repeated="5"/>
          <table:table-cell table:style-name="ce33" office:value-type="string" calcext:value-type="string">
            <text:p>Spacer</text:p>
          </table:table-cell>
          <table:table-cell table:style-name="ce33" table:number-columns-repeated="999"/>
        </table:table-row>
        <table:table-row table:style-name="ro3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iller</text:p>
          </table:table-cell>
          <table:table-cell table:style-name="ce33" office:value-type="string" calcext:value-type="string">
            <text:p>Length</text:p>
          </table:table-cell>
          <table:table-cell table:style-name="ce33" office:value-type="string" calcext:value-type="string">
            <text:p>Weight</text:p>
          </table:table-cell>
          <table:table-cell table:style-name="ce33"/>
          <table:table-cell table:style-name="ce33" office:value-type="string" calcext:value-type="string">
            <text:p>Material</text:p>
          </table:table-cell>
          <table:table-cell table:style-name="ce33" office:value-type="string" calcext:value-type="string">
            <text:p>Weight</text:p>
          </table:table-cell>
          <table:table-cell table:style-name="ce33"/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Steel type</text:p>
          </table:table-cell>
          <table:table-cell table:style-name="ce33" office:value-type="string" calcext:value-type="string">
            <text:p>Extends to</text:p>
          </table:table-cell>
          <table:table-cell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Material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Width</text:p>
          </table:table-cell>
          <table:table-cell table:style-name="ce33" office:value-type="string" calcext:value-type="string">
            <text:p>Location</text:p>
          </table:table-cell>
          <table:table-cell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Material</text:p>
          </table:table-cell>
          <table:table-cell table:style-name="ce33" office:value-type="string" calcext:value-type="string">
            <text:p>Weight, tip</text:p>
          </table:table-cell>
          <table:table-cell table:style-name="ce33" office:value-type="string" calcext:value-type="string">
            <text:p>Weight, middle</text:p>
          </table:table-cell>
          <table:table-cell table:style-name="ce33" office:value-type="string" calcext:value-type="string">
            <text:p>Location</text:p>
          </table:table-cell>
          <table:table-cell table:style-name="ce33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Material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Width</text:p>
          </table:table-cell>
          <table:table-cell table:style-name="ce33" office:value-type="string" calcext:value-type="string">
            <text:p>Location</text:p>
          </table:table-cell>
          <table:table-cell table:style-name="ce33"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ple-1</text:p>
          </table:table-cell>
          <table:table-cell office:value-type="string" calcext:value-type="string">
            <text:p>Linear</text:p>
          </table:table-cell>
          <table:table-cell office:value-type="float" office:value="22" calcext:value-type="float">
            <text:p>22</text:p>
          </table:table-cell>
          <table:table-cell office:value-type="float" office:value="116.8" calcext:value-type="float">
            <text:p>116.8</text:p>
          </table:table-cell>
          <table:table-cell/>
          <table:table-cell office:value-type="string" calcext:value-type="string">
            <text:p>Maple</text:p>
          </table:table-cell>
          <table:table-cell office:value-type="float" office:value="29.55" calcext:value-type="float">
            <text:p>29.55</text:p>
          </table:table-cell>
          <table:table-cell/>
          <table:table-cell office:value-type="float" office:value="52.72" calcext:value-type="float">
            <text:p>52.7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pen hoop</text:p>
          </table:table-cell>
          <table:table-cell office:value-type="string" calcext:value-type="string">
            <text:p>Aluminum</text:p>
          </table:table-cell>
          <table:table-cell office:value-type="float" office:value="8.78" calcext:value-type="float">
            <text:p>8.7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lm-1</text:p>
          </table:table-cell>
          <table:table-cell office:value-type="string" calcext:value-type="string">
            <text:p>Linear</text:p>
          </table:table-cell>
          <table:table-cell office:value-type="float" office:value="22" calcext:value-type="float">
            <text:p>22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48.32" calcext:value-type="float">
            <text:p>48.3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lm-2</text:p>
          </table:table-cell>
          <table:table-cell office:value-type="string" calcext:value-type="string">
            <text:p>Linear</text:p>
          </table:table-cell>
          <table:table-cell office:value-type="float" office:value="22" calcext:value-type="float">
            <text:p>22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2.77" calcext:value-type="float">
            <text:p>32.77</text:p>
          </table:table-cell>
          <table:table-cell/>
          <table:table-cell office:value-type="float" office:value="24.16" calcext:value-type="float">
            <text:p>24.1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4" calcext:value-type="float">
            <text:p>13.0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lm-3</text:p>
          </table:table-cell>
          <table:table-cell office:value-type="string" calcext:value-type="string">
            <text:p>Linear</text:p>
          </table:table-cell>
          <table:table-cell office:value-type="float" office:value="22" calcext:value-type="float">
            <text:p>22</text:p>
          </table:table-cell>
          <table:table-cell office:value-type="float" office:value="63.31" calcext:value-type="float">
            <text:p>63.3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6" calcext:value-type="float">
            <text:p>13.0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lm-4</text:p>
          </table:table-cell>
          <table:table-cell office:value-type="string" calcext:value-type="string">
            <text:p>Linear</text:p>
          </table:table-cell>
          <table:table-cell office:value-type="float" office:value="22" calcext:value-type="float">
            <text:p>22</text:p>
          </table:table-cell>
          <table:table-cell office:value-type="float" office:value="70.92" calcext:value-type="float">
            <text:p>70.92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Front of 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lm-5</text:p>
          </table:table-cell>
          <table:table-cell office:value-type="string" calcext:value-type="string">
            <text:p>Elliptic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Elm</text:p>
          </table:table-cell>
          <table:table-cell table:number-columns-repeated="3"/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3" office:value-type="string" calcext:value-type="string">
            <text:p>Notes:</text:p>
          </table:table-cell>
          <table:table-cell table:style-name="ce33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l measurements in millimeters and gram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cations measured from the base of the cone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0" office:value-type="string" calcext:value-type="string">
            <text:p>One <text:span text:style-name="T4">maple-1</text:span> arm broke during initial pullback, and the other one later after third dry-fire, due to violated grain on the back</text:p>
          </table:table-cell>
          <table:table-cell table:style-name="ce50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lm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49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6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6" table:number-columns-repeated="1014" table:default-cell-style-name="Default"/>
        <table:table-row table:style-name="ro1">
          <table:table-cell table:style-name="ce36" office:value-type="string">
            <text:p>Bowstring ID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Dist.between posts(cm)</text:p>
          </table:table-cell>
          <table:table-cell table:style-name="ce36" office:value-type="string">
            <text:p>Twists</text:p>
          </table:table-cell>
          <table:table-cell table:style-name="ce36" office:value-type="string">
            <text:p>Material</text:p>
          </table:table-cell>
          <table:table-cell table:style-name="ce36" office:value-type="string">
            <text:p>Wax</text:p>
          </table:table-cell>
          <table:table-cell table:style-name="ce36" office:value-type="string">
            <text:p>Strands</text:p>
          </table:table-cell>
          <table:table-cell table:style-name="ce36" office:value-type="string">
            <text:p>Weight(g)</text:p>
          </table:table-cell>
          <table:table-cell table:style-name="ce36" office:value-type="string">
            <text:p>Serving/loop</text:p>
          </table:table-cell>
          <table:table-cell table:style-name="ce36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1">
          <table:table-cell table:style-name="ce37" office:value-type="string">
            <text:p>Nylon-1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56.2">
            <text:p>5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0.9">
            <text:p>10.9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2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6.2">
            <text:p>6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2.94">
            <text:p>12.94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3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9">
            <text:p>69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9.61">
            <text:p>9.61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4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8">
            <text:p>6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.03">
            <text:p>6.03</text:p>
          </table:table-cell>
          <table:table-cell table:style-name="ce37" office:value-type="string">
            <text:p>Dynema (2x)</text:p>
          </table:table-cell>
          <table:table-cell table:style-name="ce37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5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8">
            <text:p>7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6.17">
            <text:p>6.17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6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3">
            <text:p>73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string">
            <text:p>Dynema (1x) + leather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2" table:number-rows-repeated="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8" office:value-type="string">
            <text:p>NOTES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8"/>
          <table:table-cell table:style-name="ce37" table:number-columns-repeated="9"/>
          <table:table-cell table:number-columns-repeated="1014"/>
        </table:table-row>
        <table:table-row table:style-name="ro1">
          <table:table-cell table:style-name="ce38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9"/>
          <table:table-cell table:style-name="ce37" table:number-columns-repeated="9"/>
          <table:table-cell table:number-columns-repeated="1014"/>
        </table:table-row>
        <table:table-row table:style-name="ro2" table:number-rows-repeated="12">
          <table:table-cell table:style-name="ce37" table:number-columns-repeated="10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58" table:default-cell-style-name="Default"/>
        <table:table-column table:style-name="co59" table:number-columns-repeated="3" table:default-cell-style-name="ce43"/>
        <table:table-column table:style-name="co60" table:default-cell-style-name="ce43"/>
        <table:table-column table:style-name="co58" table:default-cell-style-name="ce43"/>
        <table:table-column table:style-name="co58" table:default-cell-style-name="ce58"/>
        <table:table-column table:style-name="co9" table:default-cell-style-name="ce58"/>
        <table:table-column table:style-name="co16" table:default-cell-style-name="ce58"/>
        <table:table-column table:style-name="co61" table:default-cell-style-name="Default"/>
        <table:table-column table:style-name="co61" table:default-cell-style-name="ce66"/>
        <table:table-column table:style-name="co61" table:default-cell-style-name="Default"/>
        <table:table-column table:style-name="co16" table:number-columns-repeated="1012" table:default-cell-style-name="Default"/>
        <table:table-row table:style-name="ro3">
          <table:table-cell table:style-name="ce55" office:value-type="string" calcext:value-type="string">
            <text:p>Bow/crossbow</text:p>
          </table:table-cell>
          <table:table-cell table:style-name="ce42" office:value-type="string" calcext:value-type="string">
            <text:p>Pretension</text:p>
          </table:table-cell>
          <table:table-cell table:style-name="ce42" office:value-type="string" calcext:value-type="string">
            <text:p>Washer rotation</text:p>
          </table:table-cell>
          <table:table-cell table:style-name="ce42" office:value-type="string" calcext:value-type="string">
            <text:p>Power stroke (cm)</text:p>
          </table:table-cell>
          <table:table-cell table:style-name="ce42" office:value-type="string" calcext:value-type="string">
            <text:p>Arms</text:p>
          </table:table-cell>
          <table:table-cell table:style-name="ce42" office:value-type="string" calcext:value-type="string">
            <text:p>String name</text:p>
          </table:table-cell>
          <table:table-cell table:style-name="ce42" office:value-type="string" calcext:value-type="string">
            <text:p>Bolt weight (g)</text:p>
          </table:table-cell>
          <table:table-cell table:style-name="ce42" office:value-type="string" calcext:value-type="string">
            <text:p>Velocity (m/s)</text:p>
          </table:table-cell>
          <table:table-cell table:style-name="ce42" office:value-type="string" calcext:value-type="string">
            <text:p>Energy (J)</text:p>
          </table:table-cell>
          <table:table-cell table:style-name="ce42" office:value-type="string" calcext:value-type="string">
            <text:p>Temp (celsius)</text:p>
          </table:table-cell>
          <table:table-cell table:style-name="ce42" office:value-type="string" calcext:value-type="string">
            <text:p>Efficiency (%)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10"/>
          <table:table-cell table:style-name="ce43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4]" office:value-type="string" office:string-value="Maple-1" calcext:value-type="string">
            <text:p>Maple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30" calcext:value-type="float">
            <text:p>30.00</text:p>
          </table:table-cell>
          <table:table-cell table:style-name="ce56" office:value-type="float" office:value="44.07" calcext:value-type="float">
            <text:p>44.07</text:p>
          </table:table-cell>
          <table:table-cell table:style-name="ce60" table:formula="of:=0.5*[.G3]/1000*[.H3]*[.H3]" office:value-type="float" office:value="29.1324735" calcext:value-type="float">
            <text:p>29.1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83" calcext:value-type="float">
            <text:p>44.83</text:p>
          </table:table-cell>
          <table:table-cell table:style-name="ce60" table:formula="of:=0.5*[.G4]/1000*[.H4]*[.H4]" office:value-type="float" office:value="30.1459335" calcext:value-type="float">
            <text:p>30.15</text:p>
          </table:table-cell>
          <table:table-cell table:style-name="ce43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33" calcext:value-type="float">
            <text:p>44.33</text:p>
          </table:table-cell>
          <table:table-cell table:style-name="ce60" table:formula="of:=0.5*[.G5]/1000*[.H5]*[.H5]" office:value-type="float" office:value="29.4772335" calcext:value-type="float">
            <text:p>29.48</text:p>
          </table:table-cell>
          <table:table-cell table:style-name="ce43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78" calcext:value-type="float">
            <text:p>44.78</text:p>
          </table:table-cell>
          <table:table-cell table:style-name="ce60" table:formula="of:=0.5*[.G6]/1000*[.H6]*[.H6]" office:value-type="float" office:value="30.078726" calcext:value-type="float">
            <text:p>30.0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21" calcext:value-type="float">
            <text:p>44.21</text:p>
          </table:table-cell>
          <table:table-cell table:style-name="ce60" table:formula="of:=0.5*[.G7]/1000*[.H7]*[.H7]" office:value-type="float" office:value="29.3178615" calcext:value-type="float">
            <text:p>29.3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3:.H7])" office:value-type="float" office:value="44.444" calcext:value-type="float">
            <text:p>44.44</text:p>
          </table:table-cell>
          <table:table-cell table:style-name="ce61" table:formula="of:=0.5*[.G8]/1000*[.H8]*[.H8]" office:value-type="float" office:value="29.62903704" calcext:value-type="float">
            <text:p>29.63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ce42" office:value-type="string" calcext:value-type="string">
            <text:p>-14cm</text:p>
          </table:table-cell>
          <table:table-cell table:style-name="ce42" table:number-columns-repeated="2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9.46" calcext:value-type="float">
            <text:p>49.46</text:p>
          </table:table-cell>
          <table:table-cell table:style-name="ce60" table:formula="of:=0.5*[.G10]/1000*[.H10]*[.H10]" office:value-type="float" office:value="36.694374" calcext:value-type="float">
            <text:p>36.69</text:p>
          </table:table-cell>
          <table:table-cell table:style-name="ce42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43" calcext:value-type="float">
            <text:p>48.43</text:p>
          </table:table-cell>
          <table:table-cell table:style-name="ce60" table:formula="of:=0.5*[.G11]/1000*[.H11]*[.H11]" office:value-type="float" office:value="35.1819735" calcext:value-type="float">
            <text:p>35.1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91" calcext:value-type="float">
            <text:p>48.91</text:p>
          </table:table-cell>
          <table:table-cell table:style-name="ce60" table:formula="of:=0.5*[.G12]/1000*[.H12]*[.H12]" office:value-type="float" office:value="35.8828215" calcext:value-type="float">
            <text:p>35.8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82" calcext:value-type="float">
            <text:p>48.82</text:p>
          </table:table-cell>
          <table:table-cell table:style-name="ce60" table:formula="of:=0.5*[.G13]/1000*[.H13]*[.H13]" office:value-type="float" office:value="35.750886" calcext:value-type="float">
            <text:p>35.75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6" calcext:value-type="float">
            <text:p>48.60</text:p>
          </table:table-cell>
          <table:table-cell table:style-name="ce60" table:formula="of:=0.5*[.G14]/1000*[.H14]*[.H14]" office:value-type="float" office:value="35.4294" calcext:value-type="float">
            <text:p>35.4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10:.H14])" office:value-type="float" office:value="48.844" calcext:value-type="float">
            <text:p>48.84</text:p>
          </table:table-cell>
          <table:table-cell table:style-name="ce61" table:formula="of:=0.5*[.G15]/1000*[.H15]*[.H15]" office:value-type="float" office:value="35.78604504" calcext:value-type="float">
            <text:p>35.79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ce42" office:value-type="string" calcext:value-type="string">
            <text:p>-7cm</text:p>
          </table:table-cell>
          <table:table-cell table:style-name="ce42" table:number-columns-repeated="2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4.09" calcext:value-type="float">
            <text:p>54.09</text:p>
          </table:table-cell>
          <table:table-cell table:style-name="ce60" table:formula="of:=0.5*[.G17]/1000*[.H17]*[.H17]" office:value-type="float" office:value="43.8859215" calcext:value-type="float">
            <text:p>43.8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4.03" calcext:value-type="float">
            <text:p>54.03</text:p>
          </table:table-cell>
          <table:table-cell table:style-name="ce60" table:formula="of:=0.5*[.G18]/1000*[.H18]*[.H18]" office:value-type="float" office:value="43.7886135" calcext:value-type="float">
            <text:p>43.7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2.95" calcext:value-type="float">
            <text:p>52.95</text:p>
          </table:table-cell>
          <table:table-cell table:style-name="ce60" table:formula="of:=0.5*[.G19]/1000*[.H19]*[.H19]" office:value-type="float" office:value="42.0555375" calcext:value-type="float">
            <text:p>42.0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3.92" calcext:value-type="float">
            <text:p>53.92</text:p>
          </table:table-cell>
          <table:table-cell table:style-name="ce60" table:formula="of:=0.5*[.G20]/1000*[.H20]*[.H20]" office:value-type="float" office:value="43.610496" calcext:value-type="float">
            <text:p>43.61</text:p>
          </table:table-cell>
          <table:table-cell table:style-name="ce62"/>
          <table:table-cell table:style-name="ce65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3.78" calcext:value-type="float">
            <text:p>53.78</text:p>
          </table:table-cell>
          <table:table-cell table:style-name="ce60" table:formula="of:=0.5*[.G21]/1000*[.H21]*[.H21]" office:value-type="float" office:value="43.384326" calcext:value-type="float">
            <text:p>43.38</text:p>
          </table:table-cell>
          <table:table-cell table:style-name="ce62"/>
          <table:table-cell table:style-name="ce65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17:.H21])" office:value-type="float" office:value="53.754" calcext:value-type="float">
            <text:p>53.75</text:p>
          </table:table-cell>
          <table:table-cell table:style-name="ce61" table:formula="of:=0.5*[.G22]/1000*[.H22]*[.H22]" office:value-type="float" office:value="43.34238774" calcext:value-type="float">
            <text:p>43.34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62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5]" office:value-type="string" office:string-value="Nylon-3" calcext:value-type="string">
            <text:p>Nylon-3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38.25" calcext:value-type="float">
            <text:p>38.25</text:p>
          </table:table-cell>
          <table:table-cell table:style-name="ce60" table:formula="of:=0.5*[.G25]/1000*[.H25]*[.H25]" office:value-type="float" office:value="21.419235" calcext:value-type="float">
            <text:p>21.4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38.13" calcext:value-type="float">
            <text:p>38.13</text:p>
          </table:table-cell>
          <table:table-cell table:style-name="ce60" table:formula="of:=0.5*[.G26]/1000*[.H26]*[.H26]" office:value-type="float" office:value="21.285050616" calcext:value-type="float">
            <text:p>21.2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73" calcext:value-type="float">
            <text:p>38.73</text:p>
          </table:table-cell>
          <table:table-cell table:style-name="ce60" table:formula="of:=0.5*[.G27]/1000*[.H27]*[.H27]" office:value-type="float" office:value="21.960188856" calcext:value-type="float">
            <text:p>21.9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6" calcext:value-type="float">
            <text:p>38.60</text:p>
          </table:table-cell>
          <table:table-cell table:style-name="ce60" table:formula="of:=0.5*[.G28]/1000*[.H28]*[.H28]" office:value-type="float" office:value="21.8130144" calcext:value-type="float">
            <text:p>21.8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43" calcext:value-type="float">
            <text:p>38.43</text:p>
          </table:table-cell>
          <table:table-cell table:style-name="ce60" table:formula="of:=0.5*[.G29]/1000*[.H29]*[.H29]" office:value-type="float" office:value="21.621302136" calcext:value-type="float">
            <text:p>21.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25:.H29])" office:value-type="float" office:value="38.428" calcext:value-type="float">
            <text:p>38.43</text:p>
          </table:table-cell>
          <table:table-cell table:style-name="ce61" table:formula="of:=0.5*[.G30]/1000*[.H30]*[.H30]" office:value-type="float" office:value="21.61905173376" calcext:value-type="float">
            <text:p>21.62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1.92" calcext:value-type="float">
            <text:p>41.92</text:p>
          </table:table-cell>
          <table:table-cell table:style-name="ce60" table:formula="of:=0.5*[.G32]/1000*[.H32]*[.H32]" office:value-type="float" office:value="25.726672896" calcext:value-type="float">
            <text:p>25.7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2.78" calcext:value-type="float">
            <text:p>42.78</text:p>
          </table:table-cell>
          <table:table-cell table:style-name="ce60" table:formula="of:=0.5*[.G33]/1000*[.H33]*[.H33]" office:value-type="float" office:value="26.793079776" calcext:value-type="float">
            <text:p>26.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92" calcext:value-type="float">
            <text:p>41.92</text:p>
          </table:table-cell>
          <table:table-cell table:style-name="ce60" table:formula="of:=0.5*[.G34]/1000*[.H34]*[.H34]" office:value-type="float" office:value="25.726672896" calcext:value-type="float">
            <text:p>25.7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83" calcext:value-type="float">
            <text:p>41.83</text:p>
          </table:table-cell>
          <table:table-cell table:style-name="ce60" table:formula="of:=0.5*[.G35]/1000*[.H35]*[.H35]" office:value-type="float" office:value="25.616323896" calcext:value-type="float">
            <text:p>25.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93" calcext:value-type="float">
            <text:p>41.93</text:p>
          </table:table-cell>
          <table:table-cell table:style-name="ce60" table:formula="of:=0.5*[.G36]/1000*[.H36]*[.H36]" office:value-type="float" office:value="25.738948536" calcext:value-type="float">
            <text:p>25.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32:.H36])" office:value-type="float" office:value="42.076" calcext:value-type="float">
            <text:p>42.08</text:p>
          </table:table-cell>
          <table:table-cell table:style-name="ce61" table:formula="of:=0.5*[.G37]/1000*[.H37]*[.H37]" office:value-type="float" office:value="25.91850632064" calcext:value-type="float">
            <text:p>25.92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7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6.37" calcext:value-type="float">
            <text:p>46.37</text:p>
          </table:table-cell>
          <table:table-cell table:style-name="ce60" table:formula="of:=0.5*[.G39]/1000*[.H39]*[.H39]" office:value-type="float" office:value="31.478589816" calcext:value-type="float">
            <text:p>31.4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6.45" calcext:value-type="float">
            <text:p>46.45</text:p>
          </table:table-cell>
          <table:table-cell table:style-name="ce60" table:formula="of:=0.5*[.G40]/1000*[.H40]*[.H40]" office:value-type="float" office:value="31.5873006" calcext:value-type="float">
            <text:p>31.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6.11" calcext:value-type="float">
            <text:p>46.11</text:p>
          </table:table-cell>
          <table:table-cell table:style-name="ce60" table:formula="of:=0.5*[.G41]/1000*[.H41]*[.H41]" office:value-type="float" office:value="31.126573944" calcext:value-type="float">
            <text:p>31.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63" calcext:value-type="float">
            <text:p>45.63</text:p>
          </table:table-cell>
          <table:table-cell table:style-name="ce60" table:formula="of:=0.5*[.G42]/1000*[.H42]*[.H42]" office:value-type="float" office:value="30.481898616" calcext:value-type="float">
            <text:p>30.4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91" calcext:value-type="float">
            <text:p>45.91</text:p>
          </table:table-cell>
          <table:table-cell table:style-name="ce60" table:formula="of:=0.5*[.G43]/1000*[.H43]*[.H43]" office:value-type="float" office:value="30.857139384" calcext:value-type="float">
            <text:p>30.8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39:.H43])" office:value-type="float" office:value="46.094" calcext:value-type="float">
            <text:p>46.09</text:p>
          </table:table-cell>
          <table:table-cell table:style-name="ce61" table:formula="of:=0.5*[.G44]/1000*[.H44]*[.H44]" office:value-type="float" office:value="31.10497607904" calcext:value-type="float">
            <text:p>31.10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5]" office:value-type="string" office:string-value="Nylon-3" calcext:value-type="string">
            <text:p>Nylon-3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5.96" calcext:value-type="float">
            <text:p>45.96</text:p>
          </table:table-cell>
          <table:table-cell table:style-name="ce60" table:formula="of:=0.5*[.G47]/1000*[.H47]*[.H47]" office:value-type="float" office:value="30.924388224" calcext:value-type="float">
            <text:p>30.9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5.66" calcext:value-type="float">
            <text:p>45.66</text:p>
          </table:table-cell>
          <table:table-cell table:style-name="ce60" table:formula="of:=0.5*[.G48]/1000*[.H48]*[.H48]" office:value-type="float" office:value="30.521993184" calcext:value-type="float">
            <text:p>30.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29" calcext:value-type="float">
            <text:p>45.29</text:p>
          </table:table-cell>
          <table:table-cell table:style-name="ce60" table:formula="of:=0.5*[.G49]/1000*[.H49]*[.H49]" office:value-type="float" office:value="30.029335224" calcext:value-type="float">
            <text:p>30.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2" calcext:value-type="float">
            <text:p>45.20</text:p>
          </table:table-cell>
          <table:table-cell table:style-name="ce60" table:formula="of:=0.5*[.G50]/1000*[.H50]*[.H50]" office:value-type="float" office:value="29.9101056" calcext:value-type="float">
            <text:p>29.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4.82" calcext:value-type="float">
            <text:p>44.82</text:p>
          </table:table-cell>
          <table:table-cell table:style-name="ce60" table:formula="of:=0.5*[.G51]/1000*[.H51]*[.H51]" office:value-type="float" office:value="29.409306336" calcext:value-type="float">
            <text:p>29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47:.H51])" office:value-type="float" office:value="45.386" calcext:value-type="float">
            <text:p>45.39</text:p>
          </table:table-cell>
          <table:table-cell table:style-name="ce61" table:formula="of:=0.5*[.G52]/1000*[.H52]*[.H52]" office:value-type="float" office:value="30.15677490144" calcext:value-type="float">
            <text:p>30.1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8.43" calcext:value-type="float">
            <text:p>48.43</text:p>
          </table:table-cell>
          <table:table-cell table:style-name="ce60" table:formula="of:=0.5*[.G54]/1000*[.H54]*[.H54]" office:value-type="float" office:value="34.337606136" calcext:value-type="float">
            <text:p>34.34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8.78" calcext:value-type="float">
            <text:p>48.78</text:p>
          </table:table-cell>
          <table:table-cell table:style-name="ce60" table:formula="of:=0.5*[.G55]/1000*[.H55]*[.H55]" office:value-type="float" office:value="34.835710176" calcext:value-type="float">
            <text:p>34.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8.3" calcext:value-type="float">
            <text:p>48.30</text:p>
          </table:table-cell>
          <table:table-cell table:style-name="ce60" table:formula="of:=0.5*[.G56]/1000*[.H56]*[.H56]" office:value-type="float" office:value="34.1535096" calcext:value-type="float">
            <text:p>34.1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7.95" calcext:value-type="float">
            <text:p>47.95</text:p>
          </table:table-cell>
          <table:table-cell table:style-name="ce60" table:formula="of:=0.5*[.G57]/1000*[.H57]*[.H57]" office:value-type="float" office:value="33.6603246" calcext:value-type="float">
            <text:p>33.6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8.08" calcext:value-type="float">
            <text:p>48.08</text:p>
          </table:table-cell>
          <table:table-cell table:style-name="ce60" table:formula="of:=0.5*[.G58]/1000*[.H58]*[.H58]" office:value-type="float" office:value="33.843088896" calcext:value-type="float">
            <text:p>33.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54:.H58])" office:value-type="float" office:value="48.308" calcext:value-type="float">
            <text:p>48.31</text:p>
          </table:table-cell>
          <table:table-cell table:style-name="ce61" table:formula="of:=0.5*[.G59]/1000*[.H59]*[.H59]" office:value-type="float" office:value="34.16482432896" calcext:value-type="float">
            <text:p>34.1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7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2.18" calcext:value-type="float">
            <text:p>52.18</text:p>
          </table:table-cell>
          <table:table-cell table:style-name="ce60" table:formula="of:=0.5*[.G61]/1000*[.H61]*[.H61]" office:value-type="float" office:value="39.861095136" calcext:value-type="float">
            <text:p>39.8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94" calcext:value-type="float">
            <text:p>51.94</text:p>
          </table:table-cell>
          <table:table-cell table:style-name="ce60" table:formula="of:=0.5*[.G62]/1000*[.H62]*[.H62]" office:value-type="float" office:value="39.495259104" calcext:value-type="float">
            <text:p>39.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2" calcext:value-type="float">
            <text:p>52.00</text:p>
          </table:table-cell>
          <table:table-cell table:style-name="ce60" table:formula="of:=0.5*[.G63]/1000*[.H63]*[.H63]" office:value-type="float" office:value="39.58656" calcext:value-type="float">
            <text:p>39.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1.31" calcext:value-type="float">
            <text:p>51.31</text:p>
          </table:table-cell>
          <table:table-cell table:style-name="ce60" table:formula="of:=0.5*[.G64]/1000*[.H64]*[.H64]" office:value-type="float" office:value="38.542963704" calcext:value-type="float">
            <text:p>38.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1.97" calcext:value-type="float">
            <text:p>51.97</text:p>
          </table:table-cell>
          <table:table-cell table:style-name="ce60" table:formula="of:=0.5*[.G65]/1000*[.H65]*[.H65]" office:value-type="float" office:value="39.540896376" calcext:value-type="float">
            <text:p>39.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61:.H65])" office:value-type="float" office:value="51.88" calcext:value-type="float">
            <text:p>51.88</text:p>
          </table:table-cell>
          <table:table-cell table:style-name="ce61" table:formula="of:=0.5*[.G66]/1000*[.H66]*[.H66]" office:value-type="float" office:value="39.404063616" calcext:value-type="float">
            <text:p>39.40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0.58" calcext:value-type="float">
            <text:p>50.58</text:p>
          </table:table-cell>
          <table:table-cell table:style-name="ce60" table:formula="of:=0.5*[.G68]/1000*[.H68]*[.H68]" office:value-type="float" office:value="37.454044896" calcext:value-type="float">
            <text:p>37.45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0.08" calcext:value-type="float">
            <text:p>50.08</text:p>
          </table:table-cell>
          <table:table-cell table:style-name="ce60" table:formula="of:=0.5*[.G69]/1000*[.H69]*[.H69]" office:value-type="float" office:value="36.717213696" calcext:value-type="float">
            <text:p>36.7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1" calcext:value-type="float">
            <text:p>50.10</text:p>
          </table:table-cell>
          <table:table-cell table:style-name="ce60" table:formula="of:=0.5*[.G70]/1000*[.H70]*[.H70]" office:value-type="float" office:value="36.7465464" calcext:value-type="float">
            <text:p>36.7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41" calcext:value-type="float">
            <text:p>49.41</text:p>
          </table:table-cell>
          <table:table-cell table:style-name="ce60" table:formula="of:=0.5*[.G71]/1000*[.H71]*[.H71]" office:value-type="float" office:value="35.741336184" calcext:value-type="float">
            <text:p>35.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26" calcext:value-type="float">
            <text:p>49.26</text:p>
          </table:table-cell>
          <table:table-cell table:style-name="ce60" table:formula="of:=0.5*[.G72]/1000*[.H72]*[.H72]" office:value-type="float" office:value="35.524656864" calcext:value-type="float">
            <text:p>35.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68:.H72])" office:value-type="float" office:value="49.886" calcext:value-type="float">
            <text:p>49.89</text:p>
          </table:table-cell>
          <table:table-cell table:style-name="ce61" table:formula="of:=0.5*[.G73]/1000*[.H73]*[.H73]" office:value-type="float" office:value="36.43329426144" calcext:value-type="float">
            <text:p>36.43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79" calcext:value-type="float">
            <text:p>51.79</text:p>
          </table:table-cell>
          <table:table-cell table:style-name="ce60" table:formula="of:=0.5*[.G75]/1000*[.H75]*[.H75]" office:value-type="float" office:value="39.267468024" calcext:value-type="float">
            <text:p>39.27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21" calcext:value-type="float">
            <text:p>51.21</text:p>
          </table:table-cell>
          <table:table-cell table:style-name="ce60" table:formula="of:=0.5*[.G76]/1000*[.H76]*[.H76]" office:value-type="float" office:value="38.392874424" calcext:value-type="float">
            <text:p>38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75" calcext:value-type="float">
            <text:p>50.75</text:p>
          </table:table-cell>
          <table:table-cell table:style-name="ce60" table:formula="of:=0.5*[.G77]/1000*[.H77]*[.H77]" office:value-type="float" office:value="37.706235" calcext:value-type="float">
            <text:p>37.7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82" calcext:value-type="float">
            <text:p>49.82</text:p>
          </table:table-cell>
          <table:table-cell table:style-name="ce60" table:formula="of:=0.5*[.G78]/1000*[.H78]*[.H78]" office:value-type="float" office:value="36.336954336" calcext:value-type="float">
            <text:p>36.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46" calcext:value-type="float">
            <text:p>50.46</text:p>
          </table:table-cell>
          <table:table-cell table:style-name="ce60" table:formula="of:=0.5*[.G79]/1000*[.H79]*[.H79]" office:value-type="float" office:value="37.276537824" calcext:value-type="float">
            <text:p>37.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75:.H79])" office:value-type="float" office:value="50.806" calcext:value-type="float">
            <text:p>50.81</text:p>
          </table:table-cell>
          <table:table-cell table:style-name="ce61" table:formula="of:=0.5*[.G80]/1000*[.H80]*[.H80]" office:value-type="float" office:value="37.78949467104" calcext:value-type="float">
            <text:p>37.7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5.52" calcext:value-type="float">
            <text:p>55.52</text:p>
          </table:table-cell>
          <table:table-cell table:style-name="ce60" table:formula="of:=0.5*[.G82]/1000*[.H82]*[.H82]" office:value-type="float" office:value="45.127366656" calcext:value-type="float">
            <text:p>45.1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3.57" calcext:value-type="float">
            <text:p>53.57</text:p>
          </table:table-cell>
          <table:table-cell table:style-name="ce60" table:formula="of:=0.5*[.G83]/1000*[.H83]*[.H83]" office:value-type="float" office:value="42.013065336" calcext:value-type="float">
            <text:p>42.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5.05" calcext:value-type="float">
            <text:p>55.05</text:p>
          </table:table-cell>
          <table:table-cell table:style-name="ce60" table:formula="of:=0.5*[.G84]/1000*[.H84]*[.H84]" office:value-type="float" office:value="44.3665566" calcext:value-type="float">
            <text:p>44.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4.76" calcext:value-type="float">
            <text:p>54.76</text:p>
          </table:table-cell>
          <table:table-cell table:style-name="ce60" table:formula="of:=0.5*[.G85]/1000*[.H85]*[.H85]" office:value-type="float" office:value="43.900347264" calcext:value-type="float">
            <text:p>43.9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4.79" calcext:value-type="float">
            <text:p>54.79</text:p>
          </table:table-cell>
          <table:table-cell table:style-name="ce60" table:formula="of:=0.5*[.G86]/1000*[.H86]*[.H86]" office:value-type="float" office:value="43.948461624" calcext:value-type="float">
            <text:p>43.9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82:.H86])" office:value-type="float" office:value="54.738" calcext:value-type="float">
            <text:p>54.74</text:p>
          </table:table-cell>
          <table:table-cell table:style-name="ce61" table:formula="of:=0.5*[.G87]/1000*[.H87]*[.H87]" office:value-type="float" office:value="43.86508014816" calcext:value-type="float">
            <text:p>43.8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8.55" calcext:value-type="float">
            <text:p>58.55</text:p>
          </table:table-cell>
          <table:table-cell table:style-name="ce60" table:formula="of:=0.5*[.G89]/1000*[.H89]*[.H89]" office:value-type="float" office:value="50.1874206" calcext:value-type="float">
            <text:p>50.1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7.95" calcext:value-type="float">
            <text:p>57.95</text:p>
          </table:table-cell>
          <table:table-cell table:style-name="ce60" table:formula="of:=0.5*[.G90]/1000*[.H90]*[.H90]" office:value-type="float" office:value="49.1640846" calcext:value-type="float">
            <text:p>49.1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7.38" calcext:value-type="float">
            <text:p>57.38</text:p>
          </table:table-cell>
          <table:table-cell table:style-name="ce60" table:formula="of:=0.5*[.G91]/1000*[.H91]*[.H91]" office:value-type="float" office:value="48.201678816" calcext:value-type="float">
            <text:p>48.2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7.45" calcext:value-type="float">
            <text:p>57.45</text:p>
          </table:table-cell>
          <table:table-cell table:style-name="ce60" table:formula="of:=0.5*[.G92]/1000*[.H92]*[.H92]" office:value-type="float" office:value="48.3193566" calcext:value-type="float">
            <text:p>48.3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6.68" calcext:value-type="float">
            <text:p>56.68</text:p>
          </table:table-cell>
          <table:table-cell table:style-name="ce60" table:formula="of:=0.5*[.G93]/1000*[.H93]*[.H93]" office:value-type="float" office:value="47.032791936" calcext:value-type="float">
            <text:p>47.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89:.H93])" office:value-type="float" office:value="57.602" calcext:value-type="float">
            <text:p>57.60</text:p>
          </table:table-cell>
          <table:table-cell table:style-name="ce61" table:formula="of:=0.5*[.G94]/1000*[.H94]*[.H94]" office:value-type="float" office:value="48.57537951456" calcext:value-type="float">
            <text:p>48.58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14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5.2" calcext:value-type="float">
            <text:p>55.20</text:p>
          </table:table-cell>
          <table:table-cell table:style-name="ce60" table:formula="of:=0.5*[.G96]/1000*[.H96]*[.H96]" office:value-type="float" office:value="44.6086656" calcext:value-type="float">
            <text:p>44.61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4.23" calcext:value-type="float">
            <text:p>54.23</text:p>
          </table:table-cell>
          <table:table-cell table:style-name="ce60" table:formula="of:=0.5*[.G97]/1000*[.H97]*[.H97]" office:value-type="float" office:value="43.054672056" calcext:value-type="float">
            <text:p>43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81" calcext:value-type="float">
            <text:p>53.81</text:p>
          </table:table-cell>
          <table:table-cell table:style-name="ce60" table:formula="of:=0.5*[.G98]/1000*[.H98]*[.H98]" office:value-type="float" office:value="42.390355704" calcext:value-type="float">
            <text:p>42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81" calcext:value-type="float">
            <text:p>53.81</text:p>
          </table:table-cell>
          <table:table-cell table:style-name="ce60" table:formula="of:=0.5*[.G99]/1000*[.H99]*[.H99]" office:value-type="float" office:value="42.390355704" calcext:value-type="float">
            <text:p>42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16" calcext:value-type="float">
            <text:p>53.16</text:p>
          </table:table-cell>
          <table:table-cell table:style-name="ce60" table:formula="of:=0.5*[.G100]/1000*[.H100]*[.H100]" office:value-type="float" office:value="41.372429184" calcext:value-type="float">
            <text:p>41.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96:.H100])" office:value-type="float" office:value="54.042" calcext:value-type="float">
            <text:p>54.04</text:p>
          </table:table-cell>
          <table:table-cell table:style-name="ce61" table:formula="of:=0.5*[.G101]/1000*[.H101]*[.H101]" office:value-type="float" office:value="42.75667286496" calcext:value-type="float">
            <text:p>42.7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116" calcext:value-type="float">
            <text:p>116.00</text:p>
          </table:table-cell>
          <table:table-cell table:style-name="ce56" office:value-type="float" office:value="30.49" calcext:value-type="float">
            <text:p>30.49</text:p>
          </table:table-cell>
          <table:table-cell table:style-name="ce60" table:formula="of:=0.5*[.G103]/1000*[.H103]*[.H103]" office:value-type="float" office:value="53.9191258" calcext:value-type="float">
            <text:p>53.9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table:style-name="ce56" office:value-type="float" office:value="30.3" calcext:value-type="float">
            <text:p>30.30</text:p>
          </table:table-cell>
          <table:table-cell table:style-name="ce60" table:formula="of:=0.5*[.G104]/1000*[.H104]*[.H104]" office:value-type="float" office:value="53.24922" calcext:value-type="float">
            <text:p>53.2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30.37" calcext:value-type="float">
            <text:p>30.37</text:p>
          </table:table-cell>
          <table:table-cell table:style-name="ce60" table:formula="of:=0.5*[.G105]/1000*[.H105]*[.H105]" office:value-type="float" office:value="53.4955402" calcext:value-type="float">
            <text:p>53.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30.26" calcext:value-type="float">
            <text:p>30.26</text:p>
          </table:table-cell>
          <table:table-cell table:style-name="ce60" table:formula="of:=0.5*[.G106]/1000*[.H106]*[.H106]" office:value-type="float" office:value="53.1087208" calcext:value-type="float">
            <text:p>53.1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29.4" calcext:value-type="float">
            <text:p>29.40</text:p>
          </table:table-cell>
          <table:table-cell table:style-name="ce60" table:formula="of:=0.5*[.G107]/1000*[.H107]*[.H107]" office:value-type="float" office:value="50.13288" calcext:value-type="float">
            <text:p>50.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116" calcext:value-type="float">
            <text:p>116.00</text:p>
          </table:table-cell>
          <table:table-cell table:style-name="ce61" table:formula="of:=AVERAGE([.H103:.H107])" office:value-type="float" office:value="30.164" calcext:value-type="float">
            <text:p>30.16</text:p>
          </table:table-cell>
          <table:table-cell table:style-name="ce61" table:formula="of:=0.5*[.G108]/1000*[.H108]*[.H108]" office:value-type="float" office:value="52.772279968" calcext:value-type="float">
            <text:p>52.7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1.54" calcext:value-type="float">
            <text:p>51.54</text:p>
          </table:table-cell>
          <table:table-cell table:style-name="ce60" table:formula="of:=0.5*[.G110]/1000*[.H110]*[.H110]" office:value-type="float" office:value="39.075226236" calcext:value-type="float">
            <text:p>39.0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1.78" calcext:value-type="float">
            <text:p>51.78</text:p>
          </table:table-cell>
          <table:table-cell table:style-name="ce60" table:formula="of:=0.5*[.G111]/1000*[.H111]*[.H111]" office:value-type="float" office:value="39.439987164" calcext:value-type="float">
            <text:p>39.4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98" calcext:value-type="float">
            <text:p>50.98</text:p>
          </table:table-cell>
          <table:table-cell table:style-name="ce60" table:formula="of:=0.5*[.G112]/1000*[.H112]*[.H112]" office:value-type="float" office:value="38.230707484" calcext:value-type="float">
            <text:p>38.2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1.25" calcext:value-type="float">
            <text:p>51.25</text:p>
          </table:table-cell>
          <table:table-cell table:style-name="ce60" table:formula="of:=0.5*[.G113]/1000*[.H113]*[.H113]" office:value-type="float" office:value="38.636734375" calcext:value-type="float">
            <text:p>38.6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87" calcext:value-type="float">
            <text:p>50.87</text:p>
          </table:table-cell>
          <table:table-cell table:style-name="ce60" table:formula="of:=0.5*[.G114]/1000*[.H114]*[.H114]" office:value-type="float" office:value="38.065903999" calcext:value-type="float">
            <text:p>38.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10:.H114])" office:value-type="float" office:value="51.284" calcext:value-type="float">
            <text:p>51.28</text:p>
          </table:table-cell>
          <table:table-cell table:style-name="ce61" table:formula="of:=0.5*[.G115]/1000*[.H115]*[.H115]" office:value-type="float" office:value="38.68801572976" calcext:value-type="float">
            <text:p>38.6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57.71" calcext:value-type="float">
            <text:p>57.71</text:p>
          </table:table-cell>
          <table:table-cell table:style-name="ce60" table:formula="of:=0.5*[.G117]/1000*[.H117]*[.H117]" office:value-type="float" office:value="33.3877021025" calcext:value-type="float">
            <text:p>33.3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58.59" calcext:value-type="float">
            <text:p>58.59</text:p>
          </table:table-cell>
          <table:table-cell table:style-name="ce60" table:formula="of:=0.5*[.G118]/1000*[.H118]*[.H118]" office:value-type="float" office:value="34.4137007025" calcext:value-type="float">
            <text:p>34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9.06" calcext:value-type="float">
            <text:p>59.06</text:p>
          </table:table-cell>
          <table:table-cell table:style-name="ce60" table:formula="of:=0.5*[.G119]/1000*[.H119]*[.H119]" office:value-type="float" office:value="34.96803809" calcext:value-type="float">
            <text:p>34.9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9.75" calcext:value-type="float">
            <text:p>59.75</text:p>
          </table:table-cell>
          <table:table-cell table:style-name="ce60" table:formula="of:=0.5*[.G120]/1000*[.H120]*[.H120]" office:value-type="float" office:value="35.7898765625" calcext:value-type="float">
            <text:p>35.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8.81" calcext:value-type="float">
            <text:p>58.81</text:p>
          </table:table-cell>
          <table:table-cell table:style-name="ce60" table:formula="of:=0.5*[.G121]/1000*[.H121]*[.H121]" office:value-type="float" office:value="34.6726264025" calcext:value-type="float">
            <text:p>34.6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17:.H121])" office:value-type="float" office:value="58.784" calcext:value-type="float">
            <text:p>58.78</text:p>
          </table:table-cell>
          <table:table-cell table:style-name="ce61" table:formula="of:=0.5*[.G122]/1000*[.H122]*[.H122]" office:value-type="float" office:value="34.6419755264" calcext:value-type="float">
            <text:p>34.6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style-name="ce42" table:number-columns-repeated="3"/>
          <table:table-cell table:style-name="ce42" office:value-type="string" calcext:value-type="string">
            <text:p>-14.9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5.37" calcext:value-type="float">
            <text:p>55.37</text:p>
          </table:table-cell>
          <table:table-cell table:style-name="ce60" table:formula="of:=0.5*[.G124]/1000*[.H124]*[.H124]" office:value-type="float" office:value="45.098460799" calcext:value-type="float">
            <text:p>45.10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5.95" calcext:value-type="float">
            <text:p>55.95</text:p>
          </table:table-cell>
          <table:table-cell table:style-name="ce60" table:formula="of:=0.5*[.G125]/1000*[.H125]*[.H125]" office:value-type="float" office:value="46.048220775" calcext:value-type="float">
            <text:p>46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6.13" calcext:value-type="float">
            <text:p>56.13</text:p>
          </table:table-cell>
          <table:table-cell table:style-name="ce60" table:formula="of:=0.5*[.G126]/1000*[.H126]*[.H126]" office:value-type="float" office:value="46.344986199" calcext:value-type="float">
            <text:p>46.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5.97" calcext:value-type="float">
            <text:p>55.97</text:p>
          </table:table-cell>
          <table:table-cell table:style-name="ce60" table:formula="of:=0.5*[.G127]/1000*[.H127]*[.H127]" office:value-type="float" office:value="46.081147639" calcext:value-type="float">
            <text:p>46.0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5.24" calcext:value-type="float">
            <text:p>55.24</text:p>
          </table:table-cell>
          <table:table-cell table:style-name="ce60" table:formula="of:=0.5*[.G128]/1000*[.H128]*[.H128]" office:value-type="float" office:value="44.886941296" calcext:value-type="float">
            <text:p>44.8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24:.H128])" office:value-type="float" office:value="55.732" calcext:value-type="float">
            <text:p>55.73</text:p>
          </table:table-cell>
          <table:table-cell table:style-name="ce61" table:formula="of:=0.5*[.G129]/1000*[.H129]*[.H129]" office:value-type="float" office:value="45.69008117104" calcext:value-type="float">
            <text:p>45.6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14.9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2.74" calcext:value-type="float">
            <text:p>62.74</text:p>
          </table:table-cell>
          <table:table-cell table:style-name="ce60" table:formula="of:=0.5*[.G131]/1000*[.H131]*[.H131]" office:value-type="float" office:value="39.46148369" calcext:value-type="float">
            <text:p>39.4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2.44" calcext:value-type="float">
            <text:p>62.44</text:p>
          </table:table-cell>
          <table:table-cell table:style-name="ce60" table:formula="of:=0.5*[.G132]/1000*[.H132]*[.H132]" office:value-type="float" office:value="39.08500484" calcext:value-type="float">
            <text:p>39.0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3" calcext:value-type="float">
            <text:p>62.30</text:p>
          </table:table-cell>
          <table:table-cell table:style-name="ce60" table:formula="of:=0.5*[.G133]/1000*[.H133]*[.H133]" office:value-type="float" office:value="38.90993225" calcext:value-type="float">
            <text:p>38.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7" calcext:value-type="float">
            <text:p>62.70</text:p>
          </table:table-cell>
          <table:table-cell table:style-name="ce60" table:formula="of:=0.5*[.G134]/1000*[.H134]*[.H134]" office:value-type="float" office:value="39.41118225" calcext:value-type="float">
            <text:p>39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43" calcext:value-type="float">
            <text:p>62.43</text:p>
          </table:table-cell>
          <table:table-cell table:style-name="ce60" table:formula="of:=0.5*[.G135]/1000*[.H135]*[.H135]" office:value-type="float" office:value="39.0724866225" calcext:value-type="float">
            <text:p>39.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31:.H135])" office:value-type="float" office:value="62.522" calcext:value-type="float">
            <text:p>62.52</text:p>
          </table:table-cell>
          <table:table-cell table:style-name="ce61" table:formula="of:=0.5*[.G136]/1000*[.H136]*[.H136]" office:value-type="float" office:value="39.1877298521" calcext:value-type="float">
            <text:p>39.1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8.98" calcext:value-type="float">
            <text:p>58.98</text:p>
          </table:table-cell>
          <table:table-cell table:style-name="ce60" table:formula="of:=0.5*[.G138]/1000*[.H138]*[.H138]" office:value-type="float" office:value="51.170800284" calcext:value-type="float">
            <text:p>51.17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8.33" calcext:value-type="float">
            <text:p>58.33</text:p>
          </table:table-cell>
          <table:table-cell table:style-name="ce60" table:formula="of:=0.5*[.G139]/1000*[.H139]*[.H139]" office:value-type="float" office:value="50.049140719" calcext:value-type="float">
            <text:p>50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8.62" calcext:value-type="float">
            <text:p>58.62</text:p>
          </table:table-cell>
          <table:table-cell table:style-name="ce60" table:formula="of:=0.5*[.G140]/1000*[.H140]*[.H140]" office:value-type="float" office:value="50.548037724" calcext:value-type="float">
            <text:p>50.5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8.37" calcext:value-type="float">
            <text:p>58.37</text:p>
          </table:table-cell>
          <table:table-cell table:style-name="ce60" table:formula="of:=0.5*[.G141]/1000*[.H141]*[.H141]" office:value-type="float" office:value="50.117806999" calcext:value-type="float">
            <text:p>50.1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38:.H141])" office:value-type="float" office:value="58.575" calcext:value-type="float">
            <text:p>58.58</text:p>
          </table:table-cell>
          <table:table-cell table:style-name="ce61" table:formula="of:=0.5*[.G142]/1000*[.H142]*[.H142]" office:value-type="float" office:value="50.47046049375" calcext:value-type="float">
            <text:p>50.4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6.56" calcext:value-type="float">
            <text:p>66.56</text:p>
          </table:table-cell>
          <table:table-cell table:style-name="ce60" table:formula="of:=0.5*[.G144]/1000*[.H144]*[.H144]" office:value-type="float" office:value="44.41309184" calcext:value-type="float">
            <text:p>44.41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44:.H144])" office:value-type="float" office:value="66.56" calcext:value-type="float">
            <text:p>66.56</text:p>
          </table:table-cell>
          <table:table-cell table:style-name="ce61" table:formula="of:=0.5*[.G145]/1000*[.H145]*[.H145]" office:value-type="float" office:value="44.41309184" calcext:value-type="float">
            <text:p>44.41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0.48" calcext:value-type="float">
            <text:p>50.48</text:p>
          </table:table-cell>
          <table:table-cell table:style-name="ce60" table:formula="of:=0.5*[.G147]/1000*[.H147]*[.H147]" office:value-type="float" office:value="37.484469184" calcext:value-type="float">
            <text:p>37.4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49.78" calcext:value-type="float">
            <text:p>49.78</text:p>
          </table:table-cell>
          <table:table-cell table:style-name="ce60" table:formula="of:=0.5*[.G148]/1000*[.H148]*[.H148]" office:value-type="float" office:value="36.452091964" calcext:value-type="float">
            <text:p>36.4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83" calcext:value-type="float">
            <text:p>50.83</text:p>
          </table:table-cell>
          <table:table-cell table:style-name="ce60" table:formula="of:=0.5*[.G149]/1000*[.H149]*[.H149]" office:value-type="float" office:value="38.006063719" calcext:value-type="float">
            <text:p>38.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41" calcext:value-type="float">
            <text:p>50.41</text:p>
          </table:table-cell>
          <table:table-cell table:style-name="ce60" table:formula="of:=0.5*[.G150]/1000*[.H150]*[.H150]" office:value-type="float" office:value="37.380582751" calcext:value-type="float">
            <text:p>37.3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39" calcext:value-type="float">
            <text:p>50.39</text:p>
          </table:table-cell>
          <table:table-cell table:style-name="ce60" table:formula="of:=0.5*[.G151]/1000*[.H151]*[.H151]" office:value-type="float" office:value="37.350927391" calcext:value-type="float">
            <text:p>37.3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47:.H151])" office:value-type="float" office:value="50.378" calcext:value-type="float">
            <text:p>50.38</text:p>
          </table:table-cell>
          <table:table-cell table:style-name="ce61" table:formula="of:=0.5*[.G152]/1000*[.H152]*[.H152]" office:value-type="float" office:value="37.33313982364" calcext:value-type="float">
            <text:p>37.33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73.8" calcext:value-type="float">
            <text:p>73.80</text:p>
          </table:table-cell>
          <table:table-cell table:style-name="ce60" table:formula="of:=0.5*[.G154]/1000*[.H154]*[.H154]" office:value-type="float" office:value="27.1777356" calcext:value-type="float">
            <text:p>27.1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71.7" calcext:value-type="float">
            <text:p>71.70</text:p>
          </table:table-cell>
          <table:table-cell table:style-name="ce60" table:formula="of:=0.5*[.G155]/1000*[.H155]*[.H155]" office:value-type="float" office:value="25.6530411" calcext:value-type="float">
            <text:p>25.6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3.94" calcext:value-type="float">
            <text:p>73.94</text:p>
          </table:table-cell>
          <table:table-cell table:style-name="ce60" table:formula="of:=0.5*[.G156]/1000*[.H156]*[.H156]" office:value-type="float" office:value="27.280946764" calcext:value-type="float">
            <text:p>27.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2.52" calcext:value-type="float">
            <text:p>72.52</text:p>
          </table:table-cell>
          <table:table-cell table:style-name="ce60" table:formula="of:=0.5*[.G157]/1000*[.H157]*[.H157]" office:value-type="float" office:value="26.243160496" calcext:value-type="float">
            <text:p>26.2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3.4" calcext:value-type="float">
            <text:p>73.40</text:p>
          </table:table-cell>
          <table:table-cell table:style-name="ce60" table:formula="of:=0.5*[.G158]/1000*[.H158]*[.H158]" office:value-type="float" office:value="26.8839244" calcext:value-type="float">
            <text:p>26.8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9.98" calcext:value-type="float">
            <text:p>9.98</text:p>
          </table:table-cell>
          <table:table-cell table:style-name="ce61" table:formula="of:=AVERAGE([.H154:.H158])" office:value-type="float" office:value="73.072" calcext:value-type="float">
            <text:p>73.07</text:p>
          </table:table-cell>
          <table:table-cell table:style-name="ce61" table:formula="of:=0.5*[.G159]/1000*[.H159]*[.H159]" office:value-type="float" office:value="26.64419074816" calcext:value-type="float">
            <text:p>26.6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62.24" calcext:value-type="float">
            <text:p>62.24</text:p>
          </table:table-cell>
          <table:table-cell table:style-name="ce60" table:formula="of:=0.5*[.G161]/1000*[.H161]*[.H161]" office:value-type="float" office:value="56.983856896" calcext:value-type="float">
            <text:p>56.9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61:.H161])" office:value-type="float" office:value="62.24" calcext:value-type="float">
            <text:p>62.24</text:p>
          </table:table-cell>
          <table:table-cell table:style-name="ce61" table:formula="of:=0.5*[.G162]/1000*[.H162]*[.H162]" office:value-type="float" office:value="56.983856896" calcext:value-type="float">
            <text:p>56.98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83.92" calcext:value-type="float">
            <text:p>83.92</text:p>
          </table:table-cell>
          <table:table-cell table:style-name="ce60" table:formula="of:=0.5*[.G164]/1000*[.H164]*[.H164]" office:value-type="float" office:value="35.142406336" calcext:value-type="float">
            <text:p>35.14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9.98" calcext:value-type="float">
            <text:p>9.98</text:p>
          </table:table-cell>
          <table:table-cell table:style-name="ce61" table:formula="of:=AVERAGE([.H164:.H164])" office:value-type="float" office:value="83.92" calcext:value-type="float">
            <text:p>83.92</text:p>
          </table:table-cell>
          <table:table-cell table:style-name="ce61" table:formula="of:=0.5*[.G165]/1000*[.H165]*[.H165]" office:value-type="float" office:value="35.142406336" calcext:value-type="float">
            <text:p>35.1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-14.9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69:.H173])" office:value-type="float" office:value="51.21" calcext:value-type="float">
            <text:p>51.21</text:p>
          </table:table-cell>
          <table:table-cell table:style-name="ce61" table:formula="of:=0.5*[.$G$168]/1000*[.H168]*[.H168]" office:value-type="float" office:value="64.0536856425" calcext:value-type="float">
            <text:p>64.05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51.35" calcext:value-type="float">
            <text:p>51.35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51.19" calcext:value-type="float">
            <text:p>51.19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51.31" calcext:value-type="float">
            <text:p>51.31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1.18" calcext:value-type="float">
            <text:p>51.1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1.02" calcext:value-type="float">
            <text:p>51.02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 table:number-columns-repeated="2"/>
          <table:table-cell table:style-name="ce60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76:.H181])" office:value-type="float" office:value="54.5566666666667" calcext:value-type="float">
            <text:p>54.56</text:p>
          </table:table-cell>
          <table:table-cell table:style-name="ce61" table:formula="of:=0.5*[.$G$168]/1000*[.H175]*[.H175]" office:value-type="float" office:value="72.6992997647222" calcext:value-type="float">
            <text:p>72.70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55.39" calcext:value-type="float">
            <text:p>55.39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55.22" calcext:value-type="float">
            <text:p>55.22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55.52" calcext:value-type="float">
            <text:p>55.52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4.18" calcext:value-type="float">
            <text:p>54.1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3.13" calcext:value-type="float">
            <text:p>53.13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3.9" calcext:value-type="float">
            <text:p>53.90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84:.H188])" office:value-type="float" office:value="60.164" calcext:value-type="float">
            <text:p>60.16</text:p>
          </table:table-cell>
          <table:table-cell table:style-name="ce61" table:formula="of:=0.5*[.$G$168]/1000*[.H183]*[.H183]" office:value-type="float" office:value="88.4113409348" calcext:value-type="float">
            <text:p>88.41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60.95" calcext:value-type="float">
            <text:p>60.95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60.38" calcext:value-type="float">
            <text:p>60.38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60.11" calcext:value-type="float">
            <text:p>60.11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9.77" calcext:value-type="float">
            <text:p>59.77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9.61" calcext:value-type="float">
            <text:p>59.61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91:.H195])" office:value-type="float" office:value="65.6" calcext:value-type="float">
            <text:p>65.60</text:p>
          </table:table-cell>
          <table:table-cell table:style-name="ce61" table:formula="of:=0.5*[.$G$168]/1000*[.H190]*[.H190]" office:value-type="float" office:value="105.109568" calcext:value-type="float">
            <text:p>105.11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67.01" calcext:value-type="float">
            <text:p>67.01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65.94" calcext:value-type="float">
            <text:p>65.94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65.16" calcext:value-type="float">
            <text:p>65.16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64.81" calcext:value-type="float">
            <text:p>64.81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65.08" calcext:value-type="float">
            <text:p>65.0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98:.H200])" office:value-type="float" office:value="69.2766666666667" calcext:value-type="float">
            <text:p>69.28</text:p>
          </table:table-cell>
          <table:table-cell table:style-name="ce61" table:formula="of:=0.5*[.$G$168]/1000*[.H197]*[.H197]" office:value-type="float" office:value="117.221841098056" calcext:value-type="float">
            <text:p>117.22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7"/>
          <table:table-cell table:style-name="ce60" office:value-type="float" office:value="69.92" calcext:value-type="float">
            <text:p>69.92</text:p>
          </table:table-cell>
          <table:table-cell table:style-name="ce60"/>
          <table:table-cell table:style-name="ce57"/>
          <table:table-cell table:style-name="ce43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5"/>
          <table:table-cell table:style-name="ce57"/>
          <table:table-cell table:style-name="ce56" office:value-type="float" office:value="69.27" calcext:value-type="float">
            <text:p>69.27</text:p>
          </table:table-cell>
          <table:table-cell table:style-name="ce57" table:number-columns-repeated="2"/>
          <table:table-cell table:style-name="ce43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5"/>
          <table:table-cell table:style-name="ce59"/>
          <table:table-cell table:style-name="ce56" office:value-type="float" office:value="68.64" calcext:value-type="float">
            <text:p>68.64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3" number:min-integer-digits="1"/>
    </number:number-style>
    <number:number-style style:name="N125">
      <number:number number:decimal-places="0" number:min-integer-digits="0"/>
    </number:number-style>
    <number:number-style style:name="N12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22:39:16.933898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5-10-06T22:40:11.208096804</dc:date>
    <meta:editing-duration>P8DT6H38M52S</meta:editing-duration>
    <meta:editing-cycles>244</meta:editing-cycles>
    <meta:generator>LibreOffice/4.3.7.2$Linux_X86_64 LibreOffice_project/430$Build-2</meta:generator>
    <dc:creator>samuli </dc:creator>
    <meta:document-statistic meta:table-count="6" meta:cell-count="894" meta:object-count="0"/>
  </office:meta>
</office:document-meta>
</file>